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FFFF00"/>
    </style:style>
    <style:style style:name="ce24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5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A02B93"/>
    </style:style>
    <style:style style:name="ce28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1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3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ackground-color="#92D050"/>
    </style:style>
    <style:style style:name="ce34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35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6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21.082cm"/>
    </style:style>
    <style:style style:name="co8" style:family="table-column">
      <style:table-column-properties fo:break-before="auto" style:column-width="16.277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25.8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32.4pt" style:use-optimal-row-height="false" fo:break-before="auto"/>
    </style:style>
    <style:style style:name="ro12" style:family="table-row">
      <style:table-row-properties style:row-height="16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13.2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9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(?!óõô)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30">
            <text:p>(?&lt;!ˈ)^o(?![juɫ])</text:p>
          </table:table-cell>
          <table:table-cell office:value-type="string" table:style-name="ce30">
            <text:p>ɔ / o</text:p>
          </table:table-cell>
          <table:table-cell office:value-type="string" table:style-name="ce31">
            <text:p>T47</text:p>
          </table:table-cell>
          <table:table-cell office:value-type="string" table:style-name="ce32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33"/>
        </table:table-row>
        <table:table-row table:style-name="ro7">
          <table:table-cell office:value-type="string" table:style-name="ce30">
            <text:p>(?&lt;!ˈ)^e(?![juɫs̃])</text:p>
          </table:table-cell>
          <table:table-cell office:value-type="string" table:style-name="ce30">
            <text:p>e / i</text:p>
          </table:table-cell>
          <table:table-cell office:value-type="string" table:style-name="ce34">
            <text:p>T48</text:p>
          </table:table-cell>
          <table:table-cell table:style-name="ce35"/>
          <table:table-cell table:number-columns-repeated="16380" table:style-name="ce36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21">
            <text:p>a(?=(m|n|nh))</text:p>
          </table:table-cell>
          <table:table-cell office:value-type="string" table:style-name="ce21">
            <text:p>ɐ</text:p>
          </table:table-cell>
          <table:table-cell office:value-type="string" table:style-name="ce13">
            <text:p>T50</text:p>
          </table:table-cell>
          <table:table-cell office:value-type="string" table:style-name="ce22">
            <text:p>são todas tónicas</text:p>
          </table:table-cell>
          <table:table-cell table:number-columns-repeated="16380" table:style-name="ce23"/>
        </table:table-row>
        <table:table-row table:style-name="ro9">
          <table:table-cell office:value-type="string" table:style-name="ce25">
            <text:p>(?&lt;=ˈ(b|c|ch|d|f|g|ʒ|l|lh|m|n|nh|p|q|r|rr|ss|s|t|v|z|pr|br|tr|dr|kr|gr|fr|vr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table:style-name="ce26"/>
          <table:table-cell table:number-columns-repeated="16380" table:style-name="ce27"/>
        </table:table-row>
        <table:table-row table:style-name="ro10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table:style-name="ce19"/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1">
          <table:table-cell office:value-type="string" table:style-name="ce25">
            <text:p>(?&lt;=ˈ(b|c|ch|d|f|g|gu|ʒ|l|lh|m|n|nh|p|q|qu|r|rr|ss|s|t|v|z|pr|br|tr|dr|kr|gr|fr|vr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style-name="ro12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table:style-name="ce13"/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8">
            <text:p>(?&lt;=(a|ɐ|e|ɛ|/E/|ɨ|i|j|o|ɔ|/O/|u|w)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(a|ɐ|e|ɛ|/E/|ɨ|i|o|ɔ|/O/|u|j|w)ˈ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(a|ɐ|e|ɛ|/E/|ɨ|i|j|o|ɔ|/O/|u|w)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(a|ɐ|e|ɛ|/E/|ɨ|i|o|ɔ|/O/|u|j|w)ˈ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ɛ|/E/|ẽ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ɛ|/E/|ẽ|i|ĩ|ɨ))</text:p>
          </table:table-cell>
          <table:table-cell office:value-type="string" table:style-name="ce18">
            <text:p>g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j|o|ɔ|/O/|u|w)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o|ɔ|/O/|u|j|w)ˈ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ɐ̃j̃|e|ɛ|/E/|ẽ|i|ĩ|ɨ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3" table:style-name="ro1">
          <table:table-cell table:number-columns-repeated="16384"/>
        </table:table-row>
      </table:table>
      <table:table table:name="Folha1" table:style-name="ta3">
        <table:table-column table:style-name="co7" table:default-cell-style-name="ce1"/>
        <table:table-column table:style-name="co2" table:number-columns-repeated="16383" table:default-cell-style-name="ce1"/>
        <table:table-row table:style-name="ro9">
          <table:table-cell office:value-type="string" table:style-name="ce25">
            <text:p>(?&lt;=ˈ(b|β|k|d|ð|f|g|ɣ|ʃ||ɲ|ʎ|ʒ|l|m|n|p|ɾ|ʀ|s|t|v|z|pɾ|bɾ|tɾ|dɾ|kɾ|gɾ|fɾ|vɾ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26">
            <text:p>tónicas, cuidado com as nasais (dezembro)</text:p>
          </table:table-cell>
          <table:table-cell table:number-columns-repeated="16380" table:style-name="ce27"/>
        </table:table-row>
        <table:table-row table:style-name="ro10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1">
          <table:table-cell office:value-type="string" table:style-name="ce25">
            <text:p>(?&lt;=ˈ(b|β|k|d|ð|f|g|ɣ|ʃ||ɲ|ʎ|ʒ|l|m|n|p|ɾ|ʀ|s|t|v|z|pɾ|bɾ|tɾ|dɾ|kɾ|gɾ|fɾ|vɾ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number-rows-repeated="3" table:style-name="ro1">
          <table:table-cell table:number-columns-repeated="16384"/>
        </table:table-row>
        <table:table-row table:style-name="ro9">
          <table:table-cell office:value-type="string" table:style-name="ce25">
            <text:p>(?&lt;=ˈ(b|c|ch|d|f|g|ʒ|l|lh|m|n|nh|p|q|r|rr|ss|s|t|v|z|pr|br|tr|dr|kr|gr|fr|vr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table:style-name="ce26"/>
          <table:table-cell table:number-columns-repeated="16380" table:style-name="ce27"/>
        </table:table-row>
        <table:table-row table:style-name="ro10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table:style-name="ce19"/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1">
          <table:table-cell office:value-type="string" table:style-name="ce25">
            <text:p>(?&lt;=ˈ(b|c|ch|d|f|g|ʒ|l|lh|m|n|nh|p|q|r|rr|ss|s|t|v|z|pr|br|tr|dr|kr|gr|fr|vr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number-rows-repeated="1048559" table:style-name="ro1">
          <table:table-cell table:number-columns-repeated="16384"/>
        </table:table-row>
      </table:table>
      <table:table table:name="Folha2" table:style-name="ta3">
        <table:table-column table:style-name="co8" table:default-cell-style-name="ce1"/>
        <table:table-column table:style-name="co2" table:number-columns-repeated="16383" table:default-cell-style-name="ce1"/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number-rows-repeated="1048546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>
          <table:filter>
            <table:filter-condition table:field-number="0" table:value="ˈhora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4:16:57Z</dc:date>
  </office:meta>
</office:document-meta>
</file>